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C8000001A758885187D42D2634.png" manifest:media-type="image/png"/>
  <manifest:file-entry manifest:full-path="Pictures/100000000000012E0000002985E1003C911AB9CB.png" manifest:media-type="image/png"/>
  <manifest:file-entry manifest:full-path="Pictures/10000000000003DF0000026F2DC35FB68B9231BB.png" manifest:media-type="image/png"/>
  <manifest:file-entry manifest:full-path="Pictures/100000000000012D00000027FAC075721D6425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24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3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fo:min-height="0.361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57cm, 0.089cm, 0cm, 0.29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399cm" svg:height="9.68cm" svg:x="0.019cm" svg:y="0cm">
          <draw:image xlink:href="Pictures/10000000000003DF0000026F2DC35FB68B9231BB.png" xlink:type="simple" xlink:show="embed" xlink:actuate="onLoad" loext:mime-type="image/png">
            <text:p/>
          </draw:image>
        </draw:frame>
        <draw:frame draw:style-name="gr2" draw:text-style-name="P1" draw:layer="layout" svg:width="7.162cm" svg:height="0.614cm" svg:x="0.252cm" svg:y="9.983cm">
          <draw:image xlink:href="Pictures/100000000000012D00000027FAC075721D6425FC.png" xlink:type="simple" xlink:show="embed" xlink:actuate="onLoad" loext:mime-type="image/png">
            <text:p/>
          </draw:image>
        </draw:frame>
        <draw:frame draw:style-name="gr3" draw:text-style-name="P1" draw:layer="layout" svg:width="7.217cm" svg:height="0.653cm" svg:x="7.695cm" svg:y="9.957cm">
          <draw:image xlink:href="Pictures/100000000000012E0000002985E1003C911AB9CB.png" xlink:type="simple" xlink:show="embed" xlink:actuate="onLoad" loext:mime-type="image/png">
            <text:p/>
          </draw:image>
        </draw:frame>
        <draw:frame draw:style-name="gr4" draw:text-style-name="P2" draw:layer="layout" svg:width="7.561cm" svg:height="0.963cm" svg:x="-0.068cm" svg:y="10.494cm">
          <draw:text-box>
            <text:p><text:span text:style-name="T1">1 <text:s text:c="18"/>32 <text:s text:c="15"/>1,024 <text:s text:c="11"/>32,768 </text:span></text:p>
          </draw:text-box>
        </draw:frame>
        <draw:frame draw:style-name="gr5" draw:text-style-name="P2" draw:layer="layout" svg:width="8.245cm" svg:height="0.611cm" svg:x="7.376cm" svg:y="10.504cm">
          <draw:text-box>
            <text:p><text:span text:style-name="T1">1 <text:s text:c="15"/>32 <text:s text:c="13"/>1,024 <text:s text:c="9"/>32,768 <text:s text:c="3"/>1,048,576 <text:s/></text:span></text:p>
          </draw:text-box>
        </draw:frame>
        <draw:frame draw:style-name="gr6" draw:text-style-name="P3" draw:layer="layout" svg:width="7.366cm" svg:height="1.039cm" svg:x="0.127cm" svg:y="11.026cm">
          <draw:text-box>
            <text:p><text:span text:style-name="T2">Calls to functions in production </text:span><text:span text:style-name="T2">never tested</text:span></text:p>
          </draw:text-box>
        </draw:frame>
        <draw:frame draw:style-name="gr7" draw:text-style-name="P3" draw:layer="layout" svg:width="5.232cm" svg:height="0.645cm" svg:x="8.611cm" svg:y="11.039cm">
          <draw:text-box>
            <text:p><text:span text:style-name="T2">Calls to functions in unit tests</text:span></text:p>
          </draw:text-box>
        </draw:frame>
        <draw:frame draw:style-name="gr8" draw:text-style-name="P4" draw:layer="layout" svg:width="15.397cm" svg:height="6.785cm" svg:x="0cm" svg:y="0cm">
          <draw:image xlink:href="Pictures/10000000000003C8000001A758885187D42D263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367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4T14:49:27.152473245</dc:date>
    <meta:editing-duration>PT16M13S</meta:editing-duration>
    <meta:editing-cycles>2</meta:editing-cycles>
    <meta:generator>LibreOffice/6.2.5.2$Linux_X86_64 LibreOffice_project/20$Build-2</meta:generator>
    <meta:document-statistic meta:object-count="8"/>
  </office:meta>
</office:document-meta>
</file>